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30">Chapter Seven</text:p>
      <text:p text:style-name="P30"/>
      <text:p text:style-name="P30"><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30"><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30"><text:s text:c="5"/>“<text:span text:style-name="T69">What time is it?” Calypso asked. Her hands still covering her eyes.</text:span></text:p>
      <text:p text:style-name="P30"><text:s text:c="5"/><text:span text:style-name="T69">Eugene checked his watch. “It’s half past nine.” He said. “In the morning.”</text:span></text:p>
      <text:p text:style-name="P30"><text:s text:c="5"/><text:span text:style-name="T69">Calypso nodded. “Morning, so I gathered. Ah, remind me never to drink that much again.” She said grabbing a cloth next to her to cover her eyes with. “I don’t do well with liquor anymore.” She said.</text:span></text:p>
      <text:p text:style-name="P30"><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30"><text:s text:c="5"/><text:span text:style-name="T71">Calypso squinted beneath the cloth. She couldn’t tell what kind of mood Eugene was in, but she didn’t want to deal with bright eyed and cheery this early in the morning. She just wasn’t in the mood for it.</text:span></text:p>
      <text:p text:style-name="P30"><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30"><text:s text:c="5"/><text:span text:style-name="T71">Eugene looked at Calypso. “It’ll wear off.” He said referring to the hangover she was having. “Trust me. I’ve been there a time or two, they always wear off.”</text:span></text:p>
      <text:p text:style-name="P30"><text:s text:c="5"/><text:span text:style-name="T71">Calypso nodded. Right she thought wearing off was the last of her worries a the moment. She wanted to find Jessica and quickly.</text:span></text:p>
      <text:p text:style-name="P30"><text:soft-page-break/><text:s text:c="5"/><text:span text:style-name="T71">As if hearing her thoughts, Eugene spoke up. “I bet she’ll be with the rest of the town watching the hanging.” He offered. “We’ll be able to talk to her then.”</text:span></text:p>
      <text:p text:style-name="P30"><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30"><text:s text:c="5"/>“<text:span text:style-name="T72">Let’s go down and get some breakfast.” Eugene said. “I’m starving.”</text:span></text:p>
      <text:p text:style-name="P30"><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30"><text:s text:c="5"/>“<text:span text:style-name="T72">You go ahead.” Calypso said. “I’ll catch up with you later.”</text:span></text:p>
      <text:p text:style-name="P30"><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30"><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30"><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30"><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30"><text:s text:c="5"/><text:span text:style-name="T73">Calypso looked at Eugene and smiled as best she could considering the circumstances. “Are you ready to get underway?”</text:span></text:p>
      <text:p text:style-name="P30"><text:s text:c="5"/><text:span text:style-name="T73">Eugene rubbed his face with his napkin and smiled. “Ready as I’ll ever be.” He said.</text:span></text:p>
      <text:p text:style-name="P30"><text:s text:c="5"/><text:span text:style-name="T73">Calypso smiled. “Good.” She said. “Because I’d like to catch this girl before lunch is served.”</text:span></text:p>
      <text:p text:style-name="P30"><text:s text:c="5"/>“<text:span text:style-name="T73">Agreed.” Eugene said.</text:span></text:p>
      <text:p text:style-name="P30"><text:s text:c="5"/><text:span text:style-name="T73">Calypso looked around. It was a simple dining establish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80</meta:editing-cycles>
    <meta:generator>LibreOffice/7.4.1.2$Windows_X86_64 LibreOffice_project/3c58a8f3a960df8bc8fd77b461821e42c061c5f0</meta:generator>
    <dc:date>2022-10-14T00:36:52.393000000</dc:date>
    <meta:editing-duration>PT3H18M43S</meta:editing-duration>
    <meta:document-statistic meta:table-count="0" meta:image-count="0" meta:object-count="0" meta:page-count="28" meta:paragraph-count="242" meta:word-count="7833" meta:character-count="43498" meta:non-whitespace-character-count="34729"/>
  </office:meta>
</office:document-meta>
</file>